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9cm" fo:min-width="3.94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404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.77cm"/>
    </style:style>
    <style:style style:name="gr7" style:family="graphic" style:parent-style-name="standard">
      <style:graphic-properties draw:stroke="none" svg:stroke-color="#000000" draw:fill="none" draw:fill-color="#ffffff" fo:min-height="3.0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66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9.914cm"/>
    </style:style>
    <style:style style:name="gr11" style:family="graphic" style:parent-style-name="standard">
      <style:graphic-properties draw:stroke="none" svg:stroke-color="#000000" draw:fill="none" draw:fill-color="#ffffff" fo:min-height="4.064cm"/>
    </style:style>
    <style:style style:name="co1" style:family="table-column">
      <style:table-column-properties style:column-width="1.814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2.248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3.256cm" style:use-optimal-column-width="false"/>
    </style:style>
    <style:style style:name="co7" style:family="table-column">
      <style:table-column-properties style:column-width="3.272cm" style:use-optimal-column-width="false"/>
    </style:style>
    <style:style style:name="ro1" style:family="table-row">
      <style:table-row-properties style:row-height="0.801cm"/>
    </style:style>
    <style:style style:name="ro2" style:family="table-row">
      <style:table-row-properties style:row-height="0.802cm"/>
    </style:style>
    <style:style style:name="ro3" style:family="table-row">
      <style:table-row-properties style:row-height="0.8cm"/>
    </style:style>
    <style:style style:name="ro4" style:family="table-row">
      <style:table-row-properties style:row-height="0.879cm"/>
    </style:style>
    <style:style style:name="ro5" style:family="table-row">
      <style:table-row-properties style:row-height="0.882cm"/>
    </style:style>
    <style:style style:name="ro6" style:family="table-row">
      <style:table-row-properties style:row-height="0.827cm"/>
    </style:style>
    <style:style style:name="ro7" style:family="table-row">
      <style:table-row-properties style:row-height="0.823cm"/>
    </style:style>
    <style:style style:name="ro8" style:family="table-row">
      <style:table-row-properties style:row-height="0.733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811cm"/>
    </style:style>
    <style:style style:name="ro11" style:family="table-row">
      <style:table-row-properties style:row-height="0.64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 style:text-autospace="none"/>
      <style:text-properties fo:font-size="12pt" style:font-size-asian="12pt" style:font-size-complex="12pt"/>
    </style:style>
    <style:style style:name="ce2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 style:text-autospace="none"/>
      <style:text-properties fo:font-size="12pt" style:font-size-asian="12pt" style:font-size-complex="12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ring Diagram" draw:style-name="dp1" draw:master-page-name="Default">
        <draw:frame draw:style-name="gr1" draw:layer="layout" svg:width="2.504cm" svg:height="1.673cm" svg:x="10.787cm" svg:y="19.139cm">
          <draw:text-box>
            <text:p>Battery</text:p>
            <text:p><text:s/>+<text:tab/>-</text:p>
          </draw:text-box>
        </draw:frame>
        <draw:frame draw:style-name="gr1" draw:layer="layout" svg:width="3.36cm" svg:height="2.384cm" svg:x="11.229cm" svg:y="9.538cm">
          <draw:text-box>
            <text:p>Left motor</text:p>
            <text:p><text:tab/>1</text:p>
            <text:p><text:tab/>2</text:p>
          </draw:text-box>
        </draw:frame>
        <draw:frame draw:style-name="gr1" draw:layer="layout" svg:width="3.533cm" svg:height="2.384cm" svg:x="15.859cm" svg:y="9.411cm">
          <draw:text-box>
            <text:p>right motor</text:p>
            <text:p><text:tab/>1</text:p>
            <text:p><text:tab/>2</text:p>
          </draw:text-box>
        </draw:frame>
        <draw:rect draw:style-name="gr2" draw:text-style-name="P1" draw:layer="layout" svg:width="8.255cm" svg:height="14.478cm" svg:x="1.635cm" svg:y="8.747cm">
          <text:p/>
        </draw:rect>
        <draw:frame draw:style-name="gr3" draw:layer="layout" svg:width="2.509cm" svg:height="0.962cm" draw:transform="rotate (-1.5707963267949) translate (9.528cm 10.271cm)">
          <draw:text-box>
            <text:p>Servo1</text:p>
          </draw:text-box>
        </draw:frame>
        <draw:frame draw:style-name="gr3" draw:layer="layout" svg:width="2.509cm" svg:height="0.962cm" draw:transform="rotate (-1.5707963267949) translate (8.566cm 10.302cm)">
          <draw:text-box>
            <text:p>Servo2</text:p>
          </draw:text-box>
        </draw:frame>
        <draw:frame draw:style-name="gr3" draw:layer="layout" svg:width="6.31cm" svg:height="0.962cm" svg:x="1.658cm" svg:y="9.055cm">
          <draw:text-box>
            <text:p>Arduino motor shield</text:p>
          </draw:text-box>
        </draw:frame>
        <draw:frame draw:style-name="gr4" draw:text-style-name="P1" draw:layer="layout" svg:width="4.473cm" svg:height="2.54cm" svg:x="15.196cm" svg:y="18.653cm">
          <draw:text-box>
            <text:p text:style-name="P1">Toggle Switch</text:p>
            <text:p text:style-name="P2">1 - on</text:p>
            <text:p text:style-name="P2">2 - off</text:p>
          </draw:text-box>
        </draw:frame>
        <draw:frame draw:style-name="gr1" draw:layer="layout" svg:width="3.808cm" svg:height="1.673cm" svg:x="13.065cm" svg:y="14.716cm">
          <draw:text-box>
            <text:p>Steer Motor</text:p>
            <text:p><text:s text:c="4"/>1 <text:s text:c="4"/>2</text:p>
          </draw:text-box>
        </draw:frame>
        <draw:frame draw:style-name="gr1" draw:layer="layout" svg:width="2.852cm" svg:height="1.673cm" draw:transform="rotate (-1.5707963267949) translate (3.667cm 14.658cm)">
          <draw:text-box>
            <text:p>Ext. Pwr</text:p>
            <text:p text:style-name="P1">+ -</text:p>
          </draw:text-box>
        </draw:frame>
        <draw:frame draw:style-name="gr5" draw:layer="layout" svg:width="2.788cm" svg:height="3.806cm" draw:transform="rotate (-1.5707963267949) translate (7.346cm 20.25cm)">
          <draw:text-box>
            <text:p>Signal 2</text:p>
            <text:p>Signal 1</text:p>
            <text:p>Ground</text:p>
            <text:p>Signal 1</text:p>
            <text:p>Signal 2</text:p>
          </draw:text-box>
        </draw:frame>
        <draw:frame draw:style-name="gr1" draw:layer="layout" svg:width="1.374cm" svg:height="0.962cm" svg:x="3.692cm" svg:y="19.288cm">
          <draw:text-box>
            <text:p>M3</text:p>
          </draw:text-box>
        </draw:frame>
        <draw:frame draw:style-name="gr6" draw:layer="layout" svg:width="1.374cm" svg:height="0.962cm" svg:x="5.597cm" svg:y="19.288cm">
          <draw:text-box>
            <text:p>M4</text:p>
          </draw:text-box>
        </draw:frame>
        <draw:frame draw:style-name="gr5" draw:layer="layout" svg:width="2.788cm" svg:height="3.806cm" draw:transform="rotate (-1.5707963267949) translate (6.003cm 11.233cm)">
          <draw:text-box>
            <text:p>Signal 2</text:p>
            <text:p>Signal 1</text:p>
            <text:p>Ground</text:p>
            <text:p>Signal 1</text:p>
            <text:p>Signal 2</text:p>
          </draw:text-box>
        </draw:frame>
        <draw:frame draw:style-name="gr1" draw:layer="layout" svg:width="1.374cm" svg:height="0.962cm" svg:x="2.349cm" svg:y="10.271cm">
          <draw:text-box>
            <text:p>M2</text:p>
          </draw:text-box>
        </draw:frame>
        <draw:frame draw:style-name="gr6" draw:layer="layout" svg:width="1.374cm" svg:height="0.962cm" svg:x="4.254cm" svg:y="10.271cm">
          <draw:text-box>
            <text:p>M1</text:p>
          </draw:text-box>
        </draw:frame>
        <draw:frame draw:style-name="gr3" draw:layer="layout" svg:width="4.761cm" svg:height="0.962cm" svg:x="1.635cm" svg:y="1.635cm">
          <draw:text-box>
            <text:p>Wiring diagram</text:p>
          </draw:text-box>
        </draw:frame>
        <draw:frame draw:style-name="gr7" draw:text-style-name="P3" draw:layer="layout" svg:width="18.669cm" svg:height="3.569cm" svg:x="1.254cm" svg:y="3.053cm">
          <draw:text-box>
            <text:p><text:span text:style-name="T1">Ext. Pwr – hooked to the battery. <text:s/>This is the power that activates the signals on the motor controllers.</text:span></text:p>
            <text:p><text:span text:style-name="T1"/></text:p>
            <text:p><text:span text:style-name="T1">The servos are powered by the usb port.</text:span></text:p>
            <text:p><text:span text:style-name="T1"/></text:p>
            <text:p><text:span text:style-name="T1">The toggle switch turns power on to the entire circuit, including external power to the motor shield and and the drive and steering motors.</text:span></text:p>
          </draw:text-box>
        </draw:frame>
        <draw:frame draw:style-name="gr1" draw:layer="layout" svg:width="4.011cm" svg:height="0.962cm" svg:x="11.287cm" svg:y="23.098cm">
          <draw:text-box>
            <text:p>Power Block</text:p>
          </draw:text-box>
        </draw:frame>
        <draw:frame draw:style-name="gr1" draw:layer="layout" svg:width="4.342cm" svg:height="0.962cm" svg:x="11.287cm" svg:y="24.876cm">
          <draw:text-box>
            <text:p>Ground Block</text:p>
          </draw:text-box>
        </draw:frame>
      </draw:page>
      <draw:page draw:name="Driv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Driving H-Bridge</text:span></text:p>
            <text:p><text:span text:style-name="T2"/></text:p>
            <text:p><text:span text:style-name="T2">4 standard automotive relays</text:span></text:p>
            <text:p><text:span text:style-name="T2">Model yh185b</text:span></text:p>
            <text:p><text:span text:style-name="T2">14v dc</text:span></text:p>
            <text:p><text:span text:style-name="T2">60 amp</text:span></text:p>
          </draw:text-box>
        </draw:frame>
        <draw:frame draw:name="A" draw:style-name="gr1" draw:text-style-name="P5" xml:id="id1" draw:id="id1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5" draw:id="id5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3" draw:id="id3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4" draw:id="id4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2" draw:id="id2" draw:layer="layout" svg:width="3.503cm" svg:height="1.427cm" svg:x="9.255cm" svg:y="8.852cm">
          <draw:text-box>
            <text:p><text:span text:style-name="T2">Drive Motors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1" draw:start-glue-point="1" draw:end-shape="id2" draw:end-glue-point="3" svg:d="m6540 7381h1358v2184h1357" svg:viewBox="0 0 2716 2185">
          <text:p/>
        </draw:connector>
        <draw:connector draw:style-name="gr9" draw:text-style-name="P1" draw:layer="layout" svg:x1="6.54cm" svg:y1="11.906cm" svg:x2="9.255cm" svg:y2="9.565cm" draw:start-shape="id3" draw:start-glue-point="1" draw:end-shape="id2" draw:end-glue-point="3" svg:d="m6540 11906h1358v-2341h1357" svg:viewBox="0 0 2716 2342">
          <text:p/>
        </draw:connector>
        <draw:connector draw:style-name="gr9" draw:text-style-name="P1" draw:layer="layout" svg:x1="15.605cm" svg:y1="11.906cm" svg:x2="12.758cm" svg:y2="9.565cm" draw:start-shape="id4" draw:start-glue-point="3" draw:end-shape="id2" draw:end-glue-point="1" svg:d="m15605 11906h-1423v-2341h-1424" svg:viewBox="0 0 2848 2342">
          <text:p/>
        </draw:connector>
        <draw:connector draw:style-name="gr9" draw:text-style-name="P1" draw:layer="layout" svg:x1="15.605cm" svg:y1="7.381cm" svg:x2="12.758cm" svg:y2="9.565cm" draw:start-shape="id5" draw:start-glue-point="3" draw:end-shape="id2" draw:end-glue-point="1" svg:d="m15605 7381h-1423v2184h-1424" svg:viewBox="0 0 2848 2185">
          <text:p/>
        </draw:connector>
        <draw:frame draw:style-name="standard" draw:layer="layout" svg:width="5.109cm" svg:height="4.805cm" svg:x="13.422cm" svg:y="14.9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3-30</text:span></text:p>
              </table:table-cell>
              <table:table-cell>
                <text:p text:style-name="P6"><text:span text:style-name="T1">1-3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6</text:span></text:p>
              </table:table-cell>
              <table:table-cell>
                <text:p text:style-name="P6"><text:span text:style-name="T1">M1 signal 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6</text:span></text:p>
              </table:table-cell>
              <table:table-cell>
                <text:p text:style-name="P6"><text:span text:style-name="T1">4-8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7</text:span></text:p>
              </table:table-cell>
              <table:table-cell>
                <text:p text:style-name="P6"><text:span text:style-name="T1">Drive motors 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5</text:span></text:p>
              </table:table-cell>
              <table:table-cell>
                <text:p text:style-name="P6"><text:span text:style-name="T1">2-8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5</text:span></text:p>
              </table:table-cell>
              <table:table-cell>
                <text:p text:style-name="P6"><text:span text:style-name="T1">4-8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07cm" svg:height="5.611cm" svg:x="2.277cm" svg:y="14.7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2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M1 signal 1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2" table:default-cell-style-name="ce2">
              <table:table-cell>
                <text:p><text:span text:style-name="T1">1-87</text:span></text:p>
              </table:table-cell>
              <table:table-cell>
                <text:p><text:span text:style-name="T1">Drive motors 1 </text:span></text:p>
              </table:table-cell>
            </table:table-row>
            <table:table-row table:style-name="ro2" table:default-cell-style-name="ce2">
              <table:table-cell>
                <text:p><text:span text:style-name="T1">1-85</text:span></text:p>
              </table:table-cell>
              <table:table-cell>
                <text:p><text:span text:style-name="T1">M1 ground</text:span></text:p>
              </table:table-cell>
            </table:table-row>
            <table:table-row table:style-name="ro3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72cm" svg:height="4.009cm" svg:x="13.359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><text:span text:style-name="T1">2-30</text:span></text:p>
              </table:table-cell>
              <table:table-cell>
                <text:p><text:span text:style-name="T1">4-30</text:span></text:p>
              </table:table-cell>
            </table:table-row>
            <table:table-row table:style-name="ro2" table:default-cell-style-name="ce3">
              <table:table-cell>
                <text:p><text:span text:style-name="T1">2-86</text:span></text:p>
              </table:table-cell>
              <table:table-cell>
                <text:p><text:span text:style-name="T1">1-86</text:span></text:p>
              </table:table-cell>
            </table:table-row>
            <table:table-row table:style-name="ro2" table:default-cell-style-name="ce3">
              <table:table-cell>
                <text:p><text:span text:style-name="T1">2-87</text:span></text:p>
              </table:table-cell>
              <table:table-cell>
                <text:p><text:span text:style-name="T1">Drive motors 2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1-85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72cm" svg:height="4.009cm" svg:x="2.244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2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2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2" table:default-cell-style-name="ce3">
              <table:table-cell>
                <text:p><text:span text:style-name="T1">4-87</text:span></text:p>
              </table:table-cell>
              <table:table-cell>
                <text:p><text:span text:style-name="T1">Drive motors 1</text:span></text:p>
              </table:table-cell>
            </table:table-row>
            <table:table-row table:style-name="ro2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3" draw:layer="layout" svg:width="11.303cm" svg:height="4.064cm" svg:x="8.747cm" svg:y="1.254cm">
          <draw:text-box>
            <text:p><text:span text:style-name="T1">Both motors run at the same time. </text:span></text:p>
            <text:p><text:span text:style-name="T1">They are opposite of each other, so the top port on one motor is hooked to the bottom port on the other motor. <text:s/>And the bottom port of one motor is hooked to top port of other motor.</text:span></text:p>
            <text:p><text:span text:style-name="T1"/></text:p>
            <text:p><text:span text:style-name="T1">The motors run full blast with this circuit – there's no variation in speed, since a relay is either on or off.</text:span></text:p>
          </draw:text-box>
        </draw:frame>
      </draw:page>
      <draw:page draw:name="Steer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Steering H-Bridge</text:span></text:p>
            <text:p><text:span text:style-name="T2"/></text:p>
            <text:p><text:span text:style-name="T2">4 standard automotive relays</text:span></text:p>
            <text:p><text:span text:style-name="T2">Model ld1a-12f</text:span></text:p>
            <text:p><text:span text:style-name="T2">12v dc</text:span></text:p>
            <text:p><text:span text:style-name="T2">40 amp</text:span></text:p>
          </draw:text-box>
        </draw:frame>
        <draw:frame draw:name="A" draw:style-name="gr1" draw:text-style-name="P5" xml:id="id6" draw:id="id6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10" draw:id="id10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8" draw:id="id8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9" draw:id="id9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7" draw:id="id7" draw:layer="layout" svg:width="3.275cm" svg:height="1.427cm" svg:x="9.255cm" svg:y="8.852cm">
          <draw:text-box>
            <text:p><text:span text:style-name="T2">Steer Motor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6" draw:start-glue-point="1" draw:end-shape="id7" draw:end-glue-point="3" svg:d="m6540 7381h1358v2184h1357" svg:viewBox="0 0 2716 2185">
          <text:p/>
        </draw:connector>
        <draw:connector draw:style-name="gr9" draw:text-style-name="P1" draw:layer="layout" svg:x1="6.54cm" svg:y1="11.906cm" svg:x2="9.255cm" svg:y2="9.565cm" draw:start-shape="id8" draw:start-glue-point="1" draw:end-shape="id7" draw:end-glue-point="3" svg:d="m6540 11906h1358v-2341h1357" svg:viewBox="0 0 2716 2342">
          <text:p/>
        </draw:connector>
        <draw:connector draw:style-name="gr9" draw:text-style-name="P1" draw:layer="layout" svg:x1="15.605cm" svg:y1="11.906cm" svg:x2="12.53cm" svg:y2="9.565cm" draw:start-shape="id9" draw:start-glue-point="3" draw:end-shape="id7" draw:end-glue-point="1" svg:d="m15605 11906h-1537v-2341h-1538" svg:viewBox="0 0 3076 2342">
          <text:p/>
        </draw:connector>
        <draw:connector draw:style-name="gr9" draw:text-style-name="P1" draw:layer="layout" svg:x1="15.605cm" svg:y1="7.381cm" svg:x2="12.53cm" svg:y2="9.565cm" draw:start-shape="id10" draw:start-glue-point="3" draw:end-shape="id7" draw:end-glue-point="1" svg:d="m15605 7381h-1537v2184h-1538" svg:viewBox="0 0 3076 2185">
          <text:p/>
        </draw:connector>
        <draw:frame draw:style-name="standard" draw:layer="layout" svg:width="5.109cm" svg:height="5.276cm" svg:x="13.385cm" svg:y="14.7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6"><text:span text:style-name="T1">3-30</text:span></text:p>
              </table:table-cell>
              <table:table-cell table:style-name="ce4">
                <text:p text:style-name="P7"><text:span text:style-name="T1">1-30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M3 signal 2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4-86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7</text:span></text:p>
              </table:table-cell>
              <table:table-cell>
                <text:p text:style-name="P7"><text:span text:style-name="T1">Steer motor 2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2-85</text:span></text:p>
              </table:table-cell>
            </table:table-row>
            <table:table-row table:style-name="ro5" table:default-cell-style-name="ce4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4-8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388cm" svg:height="5.784cm" svg:x="2.277cm" svg:y="14.773cm">
          <table:table table:template-name="default" table:use-first-row-styles="true" table:use-banding-rows-styles="true">
            <table:table-column table:style-name="co5"/>
            <table:table-column table:style-name="co7"/>
            <table:table-row table:style-name="ro6" table:default-cell-style-name="ce2">
              <table:table-cell>
                <text:p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6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M3 signal 1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6" table:default-cell-style-name="ce2">
              <table:table-cell>
                <text:p><text:span text:style-name="T1">1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6" table:default-cell-style-name="ce2">
              <table:table-cell>
                <text:p><text:span text:style-name="T1">1-85</text:span></text:p>
              </table:table-cell>
              <table:table-cell>
                <text:p><text:span text:style-name="T1">M3 ground</text:span></text:p>
              </table:table-cell>
            </table:table-row>
            <table:table-row table:style-name="ro7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72cm" svg:height="3.661cm" svg:x="13.359cm" svg:y="22.0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5">
              <table:table-cell>
                <text:p text:style-name="P8"><text:span text:style-name="T1">2-30</text:span></text:p>
              </table:table-cell>
              <table:table-cell>
                <text:p text:style-name="P8"><text:span text:style-name="T1">4-30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6</text:span></text:p>
              </table:table-cell>
              <table:table-cell>
                <text:p text:style-name="P8"><text:span text:style-name="T1">1-86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7</text:span></text:p>
              </table:table-cell>
              <table:table-cell>
                <text:p text:style-name="P8"><text:span text:style-name="T1">Steer motor 2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5</text:span></text:p>
              </table:table-cell>
              <table:table-cell>
                <text:p text:style-name="P8"><text:span text:style-name="T1">1-85</text:span></text:p>
              </table:table-cell>
            </table:table-row>
            <table:table-row table:style-name="ro9" table:default-cell-style-name="ce5">
              <table:table-cell>
                <text:p text:style-name="P8"><text:span text:style-name="T1">2-85</text:span></text:p>
              </table:table-cell>
              <table:table-cell>
                <text:p text:style-name="P8"><text:span text:style-name="T1">3-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372cm" svg:height="3.918cm" svg:x="2.244cm" svg:y="21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0" table:default-cell-style-name="ce3">
              <table:table-cell>
                <text:p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10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10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10" table:default-cell-style-name="ce3">
              <table:table-cell>
                <text:p><text:span text:style-name="T1">4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11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3" draw:layer="layout" svg:width="9.652cm" svg:height="4.314cm" svg:x="9.001cm" svg:y="1.508cm">
          <draw:text-box>
            <text:p><text:span text:style-name="T1">The motor runs full blast. <text:s/>Relays are either on or off, so there's no speed control.</text:span></text:p>
            <text:p><text:span text:style-name="T1"/></text:p>
            <text:p><text:span text:style-name="T1">The application user will need to let off the steering once the wheels turn, or there will be damage to the steer motor mount.</text:span></text:p>
            <text:p><text:span text:style-name="T1"/></text:p>
            <text:p><text:span text:style-name="T1"/></text:p>
          </draw:text-box>
        </draw:frame>
      </draw:page>
      <draw:page draw:name="page4" draw:style-name="dp1" draw:master-page-name="Default">
        <draw:frame draw:style-name="gr1" draw:layer="layout" svg:width="8.702cm" svg:height="4.517cm" svg:x="1.762cm" svg:y="1.737cm">
          <draw:text-box>
            <text:p>Drive</text:p>
            <text:p/>
            <text:p>M1</text:p>
            <text:p>signal 1 – drive h-bridge 1-86</text:p>
            <text:p>signal 2 – drive h-bridge 3-86</text:p>
            <text:p>Ground – drive h-bridge 1-85</text:p>
          </draw:text-box>
        </draw:frame>
        <draw:frame draw:style-name="gr1" draw:layer="layout" svg:width="8.846cm" svg:height="4.517cm" svg:x="10.853cm" svg:y="1.737cm">
          <draw:text-box>
            <text:p>Steer</text:p>
            <text:p/>
            <text:p>M3</text:p>
            <text:p>Signal 1 – steer h-bridge 1-86</text:p>
            <text:p>Signal 2 – steer h-bridge 3-86</text:p>
            <text:p>Ground – steer h-bridge 1-85</text:p>
          </draw:text-box>
        </draw:frame>
        <draw:frame draw:style-name="gr1" draw:layer="layout" svg:width="6.945cm" svg:height="3.806cm" svg:x="1.675cm" svg:y="7.604cm">
          <draw:text-box>
            <text:p>Fire</text:p>
            <text:p/>
            <text:p>M4</text:p>
            <text:p>Signal 2 - trigger</text:p>
            <text:p>Ground – ground block</text:p>
          </draw:text-box>
        </draw:frame>
        <draw:frame draw:style-name="gr1" draw:layer="layout" svg:width="7.432cm" svg:height="1.673cm" svg:x="10.398cm" svg:y="7.731cm">
          <draw:text-box>
            <text:p>Servo 1 – turret left/right</text:p>
            <text:p>Servo 2 – turret up/down</text:p>
          </draw:text-box>
        </draw:frame>
        <draw:frame draw:style-name="gr1" draw:layer="layout" svg:width="4.693cm" svg:height="2.384cm" svg:x="11.922cm" svg:y="9.785cm">
          <draw:text-box>
            <text:p>Ext. Power</text:p>
            <text:p>+ power block</text:p>
            <text:p><text:s/>- ground 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17T18:25:58</meta:creation-date>
    <meta:editing-duration>P5DT19H25M51S</meta:editing-duration>
    <meta:editing-cycles>42</meta:editing-cycles>
    <meta:generator>LibreOffice/3.5$Linux_X86_64 LibreOffice_project/350m1$Build-2</meta:generator>
    <dc:date>2012-11-15T12:13:32</dc:date>
    <meta:print-date>2012-10-19T15:46:41</meta:print-date>
    <meta:document-statistic meta:object-count="55"/>
  </office:meta>
</office:document-meta>
</file>